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91pt"/>
    </style:style>
    <style:style style:name="co2" style:family="table-column">
      <style:table-column-properties fo:break-before="auto" style:column-width="220.85pt"/>
    </style:style>
    <style:style style:name="co3" style:family="table-column">
      <style:table-column-properties fo:break-before="auto" style:column-width="45.24pt"/>
    </style:style>
    <style:style style:name="co4" style:family="table-column">
      <style:table-column-properties fo:break-before="auto" style:column-width="178.95pt"/>
    </style:style>
    <style:style style:name="co5" style:family="table-column">
      <style:table-column-properties fo:break-before="auto" style:column-width="155.25pt"/>
    </style:style>
    <style:style style:name="co6" style:family="table-column">
      <style:table-column-properties fo:break-before="auto" style:column-width="175.89pt"/>
    </style:style>
    <style:style style:name="co7" style:family="table-column">
      <style:table-column-properties fo:break-before="auto" style:column-width="358.84pt"/>
    </style:style>
    <style:style style:name="co8" style:family="table-column">
      <style:table-column-properties fo:break-before="auto" style:column-width="278.96pt"/>
    </style:style>
    <style:style style:name="co9" style:family="table-column">
      <style:table-column-properties fo:break-before="auto" style:column-width="112.79pt"/>
    </style:style>
    <style:style style:name="co10" style:family="table-column">
      <style:table-column-properties fo:break-before="auto" style:column-width="78.3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ismobot-hardware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tem #</text:p>
          </table:table-cell>
          <table:table-cell office:value-type="string" calcext:value-type="string">
            <text:p>Designator</text:p>
          </table:table-cell>
          <table:table-cell table:style-name="ce1" office:value-type="string" calcext:value-type="string">
            <text:p>Quantity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g Part #</text:p>
          </table:table-cell>
          <table:table-cell office:value-type="string" calcext:value-type="string">
            <text:p>Digikey Part #</text:p>
          </table:table-cell>
          <table:table-cell office:value-type="string" calcext:value-type="string">
            <text:p>Description/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structions/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0,C29,C28,C21,C7,C6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10 µF ±10% 6.3V Ceramic Capacitor X7R 1206</text:p>
          </table:table-cell>
          <table:table-cell table:style-name="ce1" office:value-type="string" calcext:value-type="string">
            <text:p>C_1206_3216Metric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1,C3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3.3 µF ±5% &gt;=6.3V Ceramic Capacitor X7R 0805</text:p>
          </table:table-cell>
          <table:table-cell table:style-name="ce1" office:value-type="string" calcext:value-type="string">
            <text:p>C_0805_2012Metric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4,C5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.22 µF ±5% &gt;=6.3V Ceramic Capacitor X7R 0805</text:p>
          </table:table-cell>
          <table:table-cell table:style-name="ce1" office:value-type="string" calcext:value-type="string">
            <text:p>C_0805_2012Metric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5, C3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10 nF ±10% &gt;=6.3V Ceramic Capacitor X7R 0805</text:p>
          </table:table-cell>
          <table:table-cell table:style-name="ce1" office:value-type="string" calcext:value-type="string">
            <text:p>C_0805_2012Metric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8,C19,C40,C39,C38,C37,C36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1 uF ±10% &gt;=6.3V Ceramic Capacitor X7R 0805</text:p>
          </table:table-cell>
          <table:table-cell table:style-name="ce1" office:value-type="string" calcext:value-type="string">
            <text:p>C_0805_2012Metric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2,C27,C4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1nF ±10% &gt;=6.3V Ceramic Capacitor X7R 0805</text:p>
          </table:table-cell>
          <table:table-cell table:style-name="ce1" office:value-type="string" calcext:value-type="string">
            <text:p>C_0805_2012Metric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2,C20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DNP</text:p>
          </table:table-cell>
          <table:table-cell table:style-name="ce1" office:value-type="string" calcext:value-type="string">
            <text:p>C_0805_2012Metric</text:p>
          </table:table-cell>
          <table:table-cell table:style-name="ce1" office:value-type="string" calcext:value-type="string">
            <text:p>SMD</text:p>
          </table:table-cell>
          <table:table-cell table:style-name="ce1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24,C23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DNP</text:p>
          </table:table-cell>
          <table:table-cell table:style-name="ce1" office:value-type="string" calcext:value-type="string">
            <text:p>C_0805_2012Metric</text:p>
          </table:table-cell>
          <table:table-cell table:style-name="ce1" office:value-type="string" calcext:value-type="string">
            <text:p>SMD</text:p>
          </table:table-cell>
          <table:table-cell table:style-name="ce1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31,C9,C8,C12,C16,C17,C13,C32,C26,C25,C1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.1 µF ±10% &gt;=6.3V Ceramic Capacitor X7R 0805</text:p>
          </table:table-cell>
          <table:table-cell table:style-name="ce1" office:value-type="string" calcext:value-type="string">
            <text:p>C_0805_2012Metric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33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4.7 µF ±10% 6.3V Ceramic Capacitor X7R 0805</text:p>
          </table:table-cell>
          <table:table-cell table:style-name="ce1" office:value-type="string" calcext:value-type="string">
            <text:p>C_0805_2012Metric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35,C34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.47 µF ±10% 6.3V Ceramic Capacitor X7R 0805</text:p>
          </table:table-cell>
          <table:table-cell table:style-name="ce1" office:value-type="string" calcext:value-type="string">
            <text:p>C_0805_2012Metric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2,D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OSRAM Opto Semiconductors Inc.</text:p>
          </table:table-cell>
          <table:table-cell office:value-type="string" calcext:value-type="string">
            <text:p>LO R976-PS-1</text:p>
          </table:table-cell>
          <table:table-cell office:value-type="string" calcext:value-type="string">
            <text:p>475-2488-2-ND</text:p>
          </table:table-cell>
          <table:table-cell office:value-type="string" calcext:value-type="string">
            <text:p>LED ORANGE DIFFUSED 0805 SMD</text:p>
          </table:table-cell>
          <table:table-cell table:style-name="ce1" office:value-type="string" calcext:value-type="string">
            <text:p>LED_0805_2012Metric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NY (like Molex)</text:p>
          </table:table-cell>
          <table:table-cell office:value-type="float" office:value="393570002" calcext:value-type="float">
            <text:p>393570002</text:p>
          </table:table-cell>
          <table:table-cell office:value-type="string" calcext:value-type="string">
            <text:p>WM7877-ND</text:p>
          </table:table-cell>
          <table:table-cell office:value-type="string" calcext:value-type="string">
            <text:p><text:s/>TERM BLK 2POS SIDE ENT 3.5MM PCB</text:p>
          </table:table-cell>
          <table:table-cell table:style-name="ce1" office:value-type="string" calcext:value-type="string">
            <text:p>1x02_P3.50mm_Vertical</text:p>
          </table:table-cell>
          <table:table-cell table:style-name="ce1" office:value-type="string" calcext:value-type="string">
            <text:p>Thru-Hole</text:p>
          </table:table-cell>
          <table:table-cell table:style-name="ce1" office:value-type="string" calcext:value-type="string">
            <text:p>Any 2-pin 2.54mm screw terminal block will wor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NY (like Oupiin)</text:p>
          </table:table-cell>
          <table:table-cell office:value-type="string" calcext:value-type="string">
            <text:p>2044-2X20G00SA</text:p>
          </table:table-cell>
          <table:table-cell office:value-type="string" calcext:value-type="string">
            <text:p>2553-2044-2X20G00SA-ND</text:p>
          </table:table-cell>
          <table:table-cell office:value-type="string" calcext:value-type="string">
            <text:p>FEMALE PCB SOCKET, DOUBLE ROW, 40 PIN,</text:p>
          </table:table-cell>
          <table:table-cell table:style-name="ce1" office:value-type="string" calcext:value-type="string">
            <text:p>PinHeader_2x20_P2.54mm_Vertical</text:p>
          </table:table-cell>
          <table:table-cell table:style-name="ce1" office:value-type="string" calcext:value-type="string">
            <text:p>Thru-Hole</text:p>
          </table:table-cell>
          <table:table-cell table:style-name="ce1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3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NY (like Sullins Connector Solutions)</text:p>
          </table:table-cell>
          <table:table-cell office:value-type="string" calcext:value-type="string">
            <text:p>PRPC006SBBN-M71RC</text:p>
          </table:table-cell>
          <table:table-cell office:value-type="string" calcext:value-type="string">
            <text:p><text:s/>S1121EC-06-ND</text:p>
          </table:table-cell>
          <table:table-cell office:value-type="string" calcext:value-type="string">
            <text:p>CONN HEADER R/A 6POS 2.54MM</text:p>
          </table:table-cell>
          <table:table-cell table:style-name="ce1" office:value-type="string" calcext:value-type="string">
            <text:p>PinHeader_1x06_P2.54mm_Horizontal</text:p>
          </table:table-cell>
          <table:table-cell table:style-name="ce1" office:value-type="string" calcext:value-type="string">
            <text:p>Thru-Hole</text:p>
          </table:table-cell>
          <table:table-cell table:style-name="ce1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1,JP2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NY (like Sullins Connector Solutions)</text:p>
          </table:table-cell>
          <table:table-cell office:value-type="string" calcext:value-type="string">
            <text:p>PRPC002SAAN-RC</text:p>
          </table:table-cell>
          <table:table-cell office:value-type="string" calcext:value-type="string">
            <text:p>S1011EC-02-ND</text:p>
          </table:table-cell>
          <table:table-cell office:value-type="string" calcext:value-type="string">
            <text:p>CONN HEADER VERT 2POS 2.54MM-SPACING 5.65MM-CONTACT-LENGTH</text:p>
          </table:table-cell>
          <table:table-cell table:style-name="ce1" office:value-type="string" calcext:value-type="string">
            <text:p>PinHeader_1x02_P2.54mm_Vertical</text:p>
          </table:table-cell>
          <table:table-cell table:style-name="ce1" office:value-type="string" calcext:value-type="string">
            <text:p>Thru-Hole</text:p>
          </table:table-cell>
          <table:table-cell table:style-name="ce1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3,JP5,JP4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NY (like Sullins Connector Solutions)</text:p>
          </table:table-cell>
          <table:table-cell office:value-type="string" calcext:value-type="string">
            <text:p>PRPC003SAAN-RC</text:p>
          </table:table-cell>
          <table:table-cell office:value-type="string" calcext:value-type="string">
            <text:p>S1011EC-03-ND</text:p>
          </table:table-cell>
          <table:table-cell office:value-type="string" calcext:value-type="string">
            <text:p>CONN HEADER VERT 3POS 2.54MM-SPACING 5.65MM-CONTACT-LENGTH</text:p>
          </table:table-cell>
          <table:table-cell table:style-name="ce1" office:value-type="string" calcext:value-type="string">
            <text:p>PinHeader_1x03_P2.54mm_Vertical</text:p>
          </table:table-cell>
          <table:table-cell table:style-name="ce1" office:value-type="string" calcext:value-type="string">
            <text:p>Thru-Hole</text:p>
          </table:table-cell>
          <table:table-cell table:style-name="ce1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12,R1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32.8 kOhms ±0.5% &gt;=1/10 Watt Chip Resistor 0805</text:p>
          </table:table-cell>
          <table:table-cell table:style-name="ce1" office:value-type="string" calcext:value-type="string">
            <text:p>R_0805_2012Metric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13,R10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Ohms ±1% &gt;=1/10 Watt Chip Resistor 0805</text:p>
          </table:table-cell>
          <table:table-cell table:style-name="ce1" office:value-type="string" calcext:value-type="string">
            <text:p>R_0805_2012Metric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5,R8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21 Ohms ±1% &gt;=1/2 Watt Chip Resistor 0805</text:p>
          </table:table-cell>
          <table:table-cell table:style-name="ce1" office:value-type="string" calcext:value-type="string">
            <text:p>R_0805_2012Metric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17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99 kOhms ±1% &gt;=1/10 Watt Chip Resistor 0805</text:p>
          </table:table-cell>
          <table:table-cell table:style-name="ce1" office:value-type="string" calcext:value-type="string">
            <text:p>R_0805_2012Metric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18,R16,R6,R4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3.9 kOhms ±1% &gt;=1/10 Watt Chip Resistor 0805</text:p>
          </table:table-cell>
          <table:table-cell table:style-name="ce1" office:value-type="string" calcext:value-type="string">
            <text:p>R_0805_2012Metric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19,R7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10 kOhms ±1% &gt;=1/10 Watt Chip Resistor 0805</text:p>
          </table:table-cell>
          <table:table-cell table:style-name="ce1" office:value-type="string" calcext:value-type="string">
            <text:p>R_0805_2012Metric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2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5 Ohms ±1% &gt;=1/10 Watt Chip Resistor 0805</text:p>
          </table:table-cell>
          <table:table-cell table:style-name="ce1" office:value-type="string" calcext:value-type="string">
            <text:p>R_0805_2012Metric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2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150 kOhms ±1% &gt;=1/10 Watt Chip Resistor 0805</text:p>
          </table:table-cell>
          <table:table-cell table:style-name="ce1" office:value-type="string" calcext:value-type="string">
            <text:p>R_0805_2012Metric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2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4 kOhms ±1% &gt;=1/10 Watt Chip Resistor 0805</text:p>
          </table:table-cell>
          <table:table-cell table:style-name="ce1" office:value-type="string" calcext:value-type="string">
            <text:p>R_0805_2012Metric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3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3.5 Ohms ±1% &gt;=1/2 Watt Chip Resistor 1206</text:p>
          </table:table-cell>
          <table:table-cell table:style-name="ce1" office:value-type="string" calcext:value-type="string">
            <text:p>R_1206_3216Metric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31,R23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2 kOhms ±1% &gt;=1/10 Watt Chip Resistor 0805</text:p>
          </table:table-cell>
          <table:table-cell table:style-name="ce1" office:value-type="string" calcext:value-type="string">
            <text:p>R_0805_2012Metric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35,R28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3 kOhms ±1% &gt;=1/10 Watt Chip Resistor 0805</text:p>
          </table:table-cell>
          <table:table-cell table:style-name="ce1" office:value-type="string" calcext:value-type="string">
            <text:p>R_0805_2012Metric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36,R29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100 kOhms ±1% &gt;=1/10 Watt Chip Resistor 0805</text:p>
          </table:table-cell>
          <table:table-cell table:style-name="ce1" office:value-type="string" calcext:value-type="string">
            <text:p>R_0805_2012Metric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38,R37,R27,R25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5 kOhms ±1% &gt;=1/10 Watt Chip Resistor 0805</text:p>
          </table:table-cell>
          <table:table-cell table:style-name="ce1" office:value-type="string" calcext:value-type="string">
            <text:p>R_0805_2012Metric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39,R34,R26,R2,R1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1 kOhms ±1% &gt;=1/10 Watt Chip Resistor 0805</text:p>
          </table:table-cell>
          <table:table-cell table:style-name="ce1" office:value-type="string" calcext:value-type="string">
            <text:p>R_0805_2012Metric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5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200 Ohms ±1% &gt;=1/10 Watt Chip Resistor 0805</text:p>
          </table:table-cell>
          <table:table-cell table:style-name="ce1" office:value-type="string" calcext:value-type="string">
            <text:p>R_0805_2012Metric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9,R40,R33,R32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100 Ohms ±5% &gt;=1/4 Watt Chip Resistor 0805</text:p>
          </table:table-cell>
          <table:table-cell table:style-name="ce1" office:value-type="string" calcext:value-type="string">
            <text:p>R_0805_2012Metric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P2,TP1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CONN HEADER VERT 1POS 2.54MM-SPACING 5.65MM-CONTACT-LENGTH</text:p>
          </table:table-cell>
          <table:table-cell table:style-name="ce1" office:value-type="string" calcext:value-type="string">
            <text:p>PinHeader_1x01_P2.54mm_Vertical</text:p>
          </table:table-cell>
          <table:table-cell table:style-name="ce1" office:value-type="string" calcext:value-type="string">
            <text:p>Thru-Hole</text:p>
          </table:table-cell>
          <table:table-cell table:style-name="ce1"/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1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AP7340-33FS4-7</text:p>
          </table:table-cell>
          <table:table-cell office:value-type="string" calcext:value-type="string">
            <text:p><text:s text:c="2"/>AP7340-33FS4-7DITR-ND</text:p>
          </table:table-cell>
          <table:table-cell office:value-type="string" calcext:value-type="string">
            <text:p><text:s text:c="2"/>IC REG LINEAR 3.3V 150MA 4DFN</text:p>
          </table:table-cell>
          <table:table-cell table:style-name="ce1" office:value-type="string" calcext:value-type="string">
            <text:p>DFN-1010-4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3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6070BAUT30+ </text:p>
          </table:table-cell>
          <table:table-cell office:value-type="string" calcext:value-type="string">
            <text:p>MAX6070BAUT30+TTR-ND</text:p>
          </table:table-cell>
          <table:table-cell office:value-type="string" calcext:value-type="string">
            <text:p><text:s text:c="2"/>IC VREF SERIES 0.08% SOT23-6</text:p>
          </table:table-cell>
          <table:table-cell table:style-name="ce1" office:value-type="string" calcext:value-type="string">
            <text:p>SOT-23-6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4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6126AASA30+</text:p>
          </table:table-cell>
          <table:table-cell office:value-type="string" calcext:value-type="string">
            <text:p>MAX6126AASA30+-ND</text:p>
          </table:table-cell>
          <table:table-cell office:value-type="string" calcext:value-type="string">
            <text:p><text:s text:c="2"/>IC VREF SERIES 0.02% 8SOIC</text:p>
          </table:table-cell>
          <table:table-cell table:style-name="ce1" office:value-type="string" calcext:value-type="string">
            <text:p>SOIC-8_3.9x4.9mm_P1.27mm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5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LT6011CS8#PBF</text:p>
          </table:table-cell>
          <table:table-cell office:value-type="string" calcext:value-type="string">
            <text:p>LT6011CS8#PBF-ND</text:p>
          </table:table-cell>
          <table:table-cell office:value-type="string" calcext:value-type="string">
            <text:p>IC OPAMP GP 2 CIRCUIT 8SO</text:p>
          </table:table-cell>
          <table:table-cell table:style-name="ce1" office:value-type="string" calcext:value-type="string">
            <text:p>SOIC-8_3.9x4.9mm_P1.27mm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6,U7,U1,U2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OPA2388IDR</text:p>
          </table:table-cell>
          <table:table-cell office:value-type="string" calcext:value-type="string">
            <text:p>296-OPA2388IDRCT-ND</text:p>
          </table:table-cell>
          <table:table-cell office:value-type="string" calcext:value-type="string">
            <text:p>Zero-Drift Amplifier 2 Circuit Rail-to-Rail 8-SOIC</text:p>
          </table:table-cell>
          <table:table-cell table:style-name="ce1" office:value-type="string" calcext:value-type="string">
            <text:p>SOIC-8_3.9x4.9mm_P1.27mm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8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axim Integrated</text:p>
          </table:table-cell>
          <table:table-cell table:style-name="ce2" office:value-type="string" calcext:value-type="string">
            <text:p>MAX11210EEE+ </text:p>
          </table:table-cell>
          <table:table-cell table:style-name="ce2" office:value-type="string" calcext:value-type="string">
            <text:p>MAX11210EEE+-ND</text:p>
          </table:table-cell>
          <table:table-cell office:value-type="string" calcext:value-type="string">
            <text:p>IC ADC 24BIT SIGMA-DELTA 16QSOP</text:p>
          </table:table-cell>
          <table:table-cell table:style-name="ce1" office:value-type="string" calcext:value-type="string">
            <text:p>QSOP-16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9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ATSAMD09C13A-SSUT</text:p>
          </table:table-cell>
          <table:table-cell office:value-type="string" calcext:value-type="string">
            <text:p><text:s text:c="2"/>ATSAMD09C13A-SSUTTR-ND</text:p>
          </table:table-cell>
          <table:table-cell office:value-type="string" calcext:value-type="string">
            <text:p>IC MCU 32BIT 8KB FLASH 14SOIC</text:p>
          </table:table-cell>
          <table:table-cell table:style-name="ce1" office:value-type="string" calcext:value-type="string">
            <text:p>SOIC-14_3.9x8.7mm_P1.27mm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X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SG5032CAN 2.048000M-TJGAB</text:p>
          </table:table-cell>
          <table:table-cell office:value-type="string" calcext:value-type="string">
            <text:p><text:s text:c="2"/>SG5032CAN2.048000M-TJGAB-ND</text:p>
          </table:table-cell>
          <table:table-cell office:value-type="string" calcext:value-type="string">
            <text:p>XTAL OSC XO 2.0480MHZ CMOS SMD</text:p>
          </table:table-cell>
          <table:table-cell table:style-name="ce1" office:value-type="string" calcext:value-type="string">
            <text:p><text:s text:c="2"/>4-SMD, No Lead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Y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untsu Electronics, Inc.</text:p>
          </table:table-cell>
          <table:table-cell office:value-type="string" calcext:value-type="string">
            <text:p>SWS83412D16-32.768KT</text:p>
          </table:table-cell>
          <table:table-cell office:value-type="string" calcext:value-type="string">
            <text:p>2388-SWS83412D16-32.768K-ND</text:p>
          </table:table-cell>
          <table:table-cell office:value-type="string" calcext:value-type="string">
            <text:p>CRYSTAL 32.7680KHZ 12.5PF SMD</text:p>
          </table:table-cell>
          <table:table-cell table:style-name="ce2" office:value-type="string" calcext:value-type="string">
            <text:p>4-SMD, No Lead</text:p>
          </table:table-cell>
          <table:table-cell table:style-name="ce1" office:value-type="string" calcext:value-type="string">
            <text:p>SMD</text:p>
          </table:table-cell>
          <table:table-cell table:style-name="ce1"/>
          <table:table-cell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seismobot-hardware'.A1:'seismobot-hardware'.G45">
          <table:sort>
            <table:sort-by table:field-number="1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08T23:00:36.655000000</dc:date>
    <meta:editing-duration>PT2H36M47S</meta:editing-duration>
    <meta:editing-cycles>11</meta:editing-cycles>
    <meta:generator>LibreOffice/6.1.4.2$Windows_X86_64 LibreOffice_project/9d0f32d1f0b509096fd65e0d4bec26ddd1938fd3</meta:generator>
    <meta:document-statistic meta:table-count="1" meta:cell-count="352" meta:object-count="0"/>
  </office:meta>
</office:document-meta>
</file>